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solid" draw:fill-color="#c0c0c0" draw:auto-grow-height="true" draw:auto-grow-width="false" fo:max-height="0cm" fo:min-height="0cm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5.588cm" svg:height="4.826cm" svg:x="2.032cm" svg:y="3.81cm">
          <text:p/>
          <draw:enhanced-geometry svg:viewBox="0 0 21600 21600" draw:type="rectangle" draw:enhanced-path="M 0 0 L 21600 0 21600 21600 0 21600 0 0 Z N"/>
        </draw:custom-shape>
        <draw:frame draw:style-name="gr2" xml:id="id1" draw:id="id1" draw:layer="layout" svg:width="3.961cm" svg:height="1.673cm" svg:x="2.84cm" svg:y="1.375cm">
          <draw:text-box>
            <text:p text:style-name="P1">Client Portal</text:p>
            <text:p text:style-name="P1">Request</text:p>
          </draw:text-box>
        </draw:frame>
        <draw:connector draw:style-name="gr3" draw:text-style-name="P1" draw:layer="layout" draw:type="line" svg:x1="4.82cm" svg:y1="3.048cm" svg:x2="4.826cm" svg:y2="3.81cm" draw:start-shape="id1" draw:start-glue-point="2" draw:end-shape="id2" draw:end-glue-point="0" svg:d="M4820 3048l6 762" svg:viewBox="0 0 7 763">
          <text:p/>
        </draw:connector>
        <draw:frame draw:style-name="gr2" draw:text-style-name="P1" draw:layer="layout" svg:width="5.688cm" svg:height="1.673cm" svg:x="1.932cm" svg:y="8.89cm">
          <draw:text-box>
            <text:p text:style-name="P1">Consumer (Portal)</text:p>
            <text:p text:style-name="P1">Application</text:p>
          </draw:text-box>
        </draw:frame>
        <draw:frame draw:style-name="gr4" draw:text-style-name="P1" draw:layer="layout" svg:width="4.572cm" svg:height="1.707cm" svg:x="2.54cm" svg:y="5.185cm">
          <draw:text-box>
            <text:p text:style-name="P1">Aggregating Page Engine</text:p>
          </draw:text-box>
        </draw:frame>
        <draw:custom-shape draw:style-name="gr5" draw:text-style-name="P1" xml:id="id3" draw:id="id3" draw:layer="layout" svg:width="3.302cm" svg:height="3.556cm" svg:x="9.652cm" svg:y="4.318cm">
          <text:p text:style-name="P1">Portlet</text:p>
          <text:p text:style-name="P1">Container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55cm" svg:height="0.962cm" svg:x="13.773cm" svg:y="8.944cm">
          <draw:text-box>
            <text:p text:style-name="P1">Portlet Web Application</text:p>
          </draw:text-box>
        </draw:frame>
        <draw:custom-shape draw:style-name="gr6" draw:text-style-name="P1" xml:id="id9" draw:id="id9" draw:layer="layout" svg:width="16.256cm" svg:height="4.826cm" svg:x="9.398cm" svg:y="3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.302cm" svg:height="1.016cm" svg:x="13.716cm" svg:y="4.318cm">
          <text:p text:style-name="P1">Portlet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3.302cm" svg:height="1.016cm" svg:x="13.716cm" svg:y="5.588cm">
          <text:p text:style-name="P1">Portlet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3.302cm" svg:height="1.016cm" svg:x="13.716cm" svg:y="6.858cm">
          <text:p text:style-name="P1">Portle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954cm" svg:y1="6.096cm" svg:x2="13.716cm" svg:y2="4.826cm" draw:start-shape="id3" draw:start-glue-point="1" draw:end-shape="id4" draw:end-glue-point="3" svg:d="M12954 6096l762-1270" svg:viewBox="0 0 763 1271">
          <text:p/>
        </draw:connector>
        <draw:connector draw:style-name="gr3" draw:text-style-name="P1" draw:layer="layout" draw:type="line" svg:x1="12.954cm" svg:y1="6.097cm" svg:x2="13.716cm" svg:y2="6.096cm" draw:end-shape="id5" draw:end-glue-point="3" svg:d="M12954 6097l762-1" svg:viewBox="0 0 763 2">
          <text:p/>
        </draw:connector>
        <draw:connector draw:style-name="gr3" draw:text-style-name="P1" draw:layer="layout" draw:type="line" svg:x1="12.954cm" svg:y1="6.097cm" svg:x2="13.716cm" svg:y2="7.366cm" draw:end-shape="id6" draw:end-glue-point="3" svg:d="M12954 6097l762 1269" svg:viewBox="0 0 763 1270">
          <text:p/>
        </draw:connector>
        <draw:custom-shape draw:style-name="gr7" draw:text-style-name="P1" draw:layer="layout" svg:width="4.064cm" svg:height="2.286cm" svg:x="17.018cm" svg:y="5.588cm">
          <text:p text:style-name="P1">Faces Bridg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318cm" svg:height="3.302cm" svg:x="21.082cm" svg:y="5.08cm">
          <text:p text:style-name="P1">Faces</text:p>
          <text:p text:style-name="P1">Runtime</text:p>
          <draw:enhanced-geometry svg:viewBox="0 0 21600 21600" draw:type="rectangle" draw:enhanced-path="M 0 0 L 21600 0 21600 21600 0 21600 0 0 Z N"/>
        </draw:custom-shape>
        <draw:frame draw:style-name="gr2" xml:id="id7" draw:id="id7" draw:layer="layout" svg:width="4.655cm" svg:height="1.673cm" svg:x="20.931cm" svg:y="1.375cm">
          <draw:text-box>
            <text:p text:style-name="P1">Client Webapp</text:p>
            <text:p text:style-name="P1">Request</text:p>
          </draw:text-box>
        </draw:frame>
        <draw:connector draw:style-name="gr3" draw:text-style-name="P1" draw:layer="layout" draw:type="line" svg:x1="23.258cm" svg:y1="3.048cm" svg:x2="23.241cm" svg:y2="4.064cm" draw:start-shape="id7" draw:start-glue-point="2" draw:end-shape="id8" draw:end-glue-point="0" svg:d="M23258 3048l-17 1016" svg:viewBox="0 0 18 1017">
          <text:p/>
        </draw:connector>
        <draw:custom-shape draw:style-name="gr7" draw:text-style-name="P1" xml:id="id8" draw:id="id8" draw:layer="layout" svg:width="4.318cm" svg:height="1.016cm" svg:x="21.082cm" svg:y="4.064cm">
          <text:p text:style-name="P1">Faces Servle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7.62cm" svg:y1="6.223cm" svg:x2="9.398cm" svg:y2="6.223cm" draw:start-shape="id2" draw:start-glue-point="1" draw:end-shape="id9" draw:end-glue-point="3" svg:d="M7620 6223h1778" svg:viewBox="0 0 1779 1">
          <text:p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1T14:54:25.854954000</meta:creation-date>
    <dc:date>2016-01-11T18:40:05.989504000</dc:date>
    <meta:editing-duration>PT5M30S</meta:editing-duration>
    <meta:editing-cycles>2</meta:editing-cycles>
    <meta:generator>LibreOffice/4.2.6.3$MacOSX_x86 LibreOffice_project/3fd416d4c6db7d3204c17ce57a1d70f6e531ee21</meta:generator>
    <meta:document-statistic meta:object-count="43"/>
  </office:meta>
</office:document-meta>
</file>